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hatch" draw:fill-color="#ffffff" draw:fill-gradient-name="Gradient_20_1" draw:fill-hatch-name="Black_20_45_20_Degrees" draw:textarea-horizontal-align="left" draw:auto-grow-height="true" draw:auto-grow-width="true" fo:min-height="0cm" fo:min-width="0cm" draw:shadow-offset-x="0.305cm" draw:shadow-offset-y="0.3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065cm" svg:height="11.43cm" svg:x="7.985cm" svg:y="5.44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2.215cm" svg:y="9.15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3.271cm" svg:height="1.517cm" svg:x="12.334cm" svg:y="3.54cm">
          <draw:text-box>
            <text:p text:style-name="P2"><text:span text:style-name="T1">North</text:span></text:p>
          </draw:text-box>
        </draw:frame>
        <draw:frame draw:style-name="gr2" draw:text-style-name="P3" draw:layer="layout" svg:width="2.767cm" svg:height="1.517cm" svg:x="20.589cm" svg:y="10.278cm">
          <draw:text-box>
            <text:p text:style-name="P2"><text:span text:style-name="T1">East</text:span></text:p>
          </draw:text-box>
        </draw:frame>
        <draw:frame draw:style-name="gr2" draw:text-style-name="P3" draw:layer="layout" svg:width="3.461cm" svg:height="1.517cm" svg:x="12.334cm" svg:y="17.263cm">
          <draw:text-box>
            <text:p text:style-name="P2"><text:span text:style-name="T1">South</text:span></text:p>
          </draw:text-box>
        </draw:frame>
        <draw:frame draw:style-name="gr2" draw:text-style-name="P3" draw:layer="layout" svg:width="3.059cm" svg:height="1.517cm" svg:x="4.175cm" svg:y="10.278cm">
          <draw:text-box>
            <text:p text:style-name="P2"><text:span text:style-name="T1">West</text:span></text:p>
          </draw:text-box>
        </draw:frame>
        <draw:frame draw:style-name="gr2" draw:text-style-name="P5" draw:layer="layout" svg:width="2.238cm" svg:height="1.195cm" svg:x="12.838cm" svg:y="10.278cm">
          <draw:text-box>
            <text:p text:style-name="P4"><text:span text:style-name="T2">Hole</text:span></text:p>
          </draw:text-box>
        </draw:frame>
        <draw:line draw:style-name="gr3" draw:text-style-name="P1" draw:layer="layout" svg:x1="13.7cm" svg:y1="10.525cm" svg:x2="15.105cm" svg:y2="9.255cm">
          <text:p text:style-name="P2"/>
        </draw:line>
        <draw:frame draw:style-name="gr2" draw:text-style-name="P3" draw:layer="layout" svg:width="1.95cm" svg:height="1.517cm" svg:x="10.48cm" svg:y="7.103cm">
          <draw:text-box>
            <text:p text:style-name="P2"><text:span text:style-name="T1">Up</text:span></text:p>
          </draw:text-box>
        </draw:frame>
        <draw:frame draw:style-name="gr4" draw:text-style-name="P6" draw:layer="layout" svg:width="3.398cm" svg:height="1.517cm" svg:x="15.382cm" svg:y="6.468cm">
          <draw:text-box>
            <text:p text:style-name="P2"><text:span text:style-name="T1">Dow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07-19T08:06:44</meta:creation-date>
    <dc:date>2009-07-19T08:15:23</dc:date>
    <meta:editing-cycles>1</meta:editing-cycles>
    <meta:editing-duration>PT8M4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